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3pt" style:text-underline-style="solid" style:text-underline-width="auto" style:text-underline-color="font-color" fo:font-weight="bold" officeooo:paragraph-rsid="0015c777" style:font-size-asian="13pt" style:font-weight-asian="bold" style:font-size-complex="13pt" style:font-weight-complex="normal"/>
    </style:style>
    <style:style style:name="P2" style:family="paragraph" style:parent-style-name="Standard">
      <style:text-properties style:font-name="DejaVu Sans Mono" fo:font-size="13pt" officeooo:rsid="001177da" officeooo:paragraph-rsid="0015c588" style:font-size-asian="13pt" style:font-size-complex="13pt"/>
    </style:style>
    <style:style style:name="P3" style:family="paragraph" style:parent-style-name="Standard">
      <style:text-properties style:font-name="DejaVu Sans Mono" fo:font-size="13pt" officeooo:rsid="001177da" officeooo:paragraph-rsid="0016fa8c" style:font-size-asian="13pt" style:font-size-complex="13pt"/>
    </style:style>
    <style:style style:name="P4" style:family="paragraph" style:parent-style-name="Standard">
      <style:text-properties style:font-name="DejaVu Sans Mono" fo:font-size="13pt" officeooo:paragraph-rsid="0015c588" style:font-size-asian="13pt" style:font-size-complex="13pt"/>
    </style:style>
    <style:style style:name="P5" style:family="paragraph" style:parent-style-name="Standard">
      <style:text-properties style:font-name="DejaVu Sans Mono" fo:font-size="13pt" officeooo:paragraph-rsid="0016fa8c" style:font-size-asian="13pt" style:font-size-complex="13pt"/>
    </style:style>
    <style:style style:name="P6" style:family="paragraph" style:parent-style-name="Standard">
      <style:text-properties style:font-name="DejaVu Sans Mono" fo:font-size="13pt" officeooo:rsid="001e9f39" officeooo:paragraph-rsid="0015c588" style:font-size-asian="13pt" style:font-size-complex="13pt"/>
    </style:style>
    <style:style style:name="P7" style:family="paragraph" style:parent-style-name="Standard">
      <style:text-properties style:font-name="DejaVu Sans Mono" fo:font-size="13pt" officeooo:paragraph-rsid="0015c777" style:font-size-asian="13pt" style:font-size-complex="13pt"/>
    </style:style>
    <style:style style:name="P8" style:family="paragraph" style:parent-style-name="Standard">
      <style:text-properties style:font-name="DejaVu Sans Mono" fo:font-size="13pt" fo:font-weight="bold" officeooo:rsid="001177da" officeooo:paragraph-rsid="0015c588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DejaVu Sans Mono" fo:font-size="13pt" officeooo:rsid="0022a077" officeooo:paragraph-rsid="0015c588" style:font-size-asian="13pt" style:font-size-complex="13pt"/>
    </style:style>
    <style:style style:name="P10" style:family="paragraph" style:parent-style-name="Standard">
      <style:text-properties style:font-name="DejaVu Sans Mono" fo:font-size="13pt" officeooo:rsid="0022a077" officeooo:paragraph-rsid="0016fa8c" style:font-size-asian="13pt" style:font-size-complex="13pt"/>
    </style:style>
    <style:style style:name="T1" style:family="text">
      <style:text-properties officeooo:rsid="001b7e80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a077" style:font-weight-complex="bold"/>
    </style:style>
    <style:style style:name="T4" style:family="text">
      <style:text-properties fo:font-weight="bold" officeooo:rsid="001bf14f" style:font-weight-asian="bold" style:font-weight-complex="bold"/>
    </style:style>
    <style:style style:name="T5" style:family="text">
      <style:text-properties officeooo:rsid="001e9f39"/>
    </style:style>
    <style:style style:name="T6" style:family="text">
      <style:text-properties officeooo:rsid="0016fa8c"/>
    </style:style>
    <style:style style:name="T7" style:family="text">
      <style:text-properties officeooo:rsid="0022af79"/>
    </style:style>
    <style:style style:name="T8" style:family="text">
      <style:text-properties officeooo:rsid="001177da"/>
    </style:style>
    <style:style style:name="T9" style:family="text">
      <style:text-properties fo:font-weight="bold" officeooo:rsid="001e9f39" style:font-weight-asian="bold" style:font-weight-complex="bold"/>
    </style:style>
    <style:style style:name="T10" style:family="text">
      <style:text-properties officeooo:rsid="0015c777"/>
    </style:style>
    <style:style style:name="T11" style:family="text">
      <style:text-properties fo:color="#2a6099" loext:opacity="100%" fo:font-weight="bold" officeooo:rsid="001177da" style:font-weight-asian="bold" style:font-weight-complex="bold"/>
    </style:style>
    <style:style style:name="T12" style:family="text">
      <style:text-properties officeooo:rsid="0020287d"/>
    </style:style>
    <style:style style:name="T13" style:family="text">
      <style:text-properties officeooo:rsid="0022a077"/>
    </style:style>
    <style:style style:name="T14" style:family="text">
      <style:text-properties officeooo:rsid="0020b3b7"/>
    </style:style>
    <style:style style:name="T15" style:family="text">
      <style:text-properties fo:font-weight="bold" officeooo:rsid="001177da" style:font-weight-asian="bold" style:font-weight-complex="bold"/>
    </style:style>
    <style:style style:name="T16" style:family="text">
      <style:text-properties style:font-name="DejaVu Sans Mono"/>
    </style:style>
    <style:style style:name="T17" style:family="text">
      <style:text-properties fo:font-weight="bold" officeooo:rsid="0020b3b7" style:font-weight-asian="bold" style:font-weight-complex="bold"/>
    </style:style>
    <style:style style:name="T18" style:family="text">
      <style:text-properties fo:font-weight="bold" officeooo:rsid="0022a07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salm 150 (Praise The Lord)</text:span><text:span text:style-name="T2"> (</text:span><text:span text:style-name="T1">Sing! Hymnal </text:span><text:span text:style-name="T3">#589</text:span><text:span text:style-name="T2">)</text:span></text:p>
      <text:p text:style-name="P2"><text:span text:style-name="T2"/></text:p>
      <text:p text:style-name="P3"><text:span text:style-name="T2">VERSE</text:span><text:span text:style-name="T4"> </text:span><text:span text:style-name="T2">1</text:span> <text:s/><text:span text:style-name="T5">You made the star-ry hosts,</text:span></text:p>
      <text:p text:style-name="P3"><text:span text:style-name="T5"><text:s text:c="11"/></text:span><text:span text:style-name="T6">Y</text:span><text:span text:style-name="T5">ou traced the moun-tain peaks,</text:span></text:p>
      <text:p text:style-name="P4"><text:s text:c="11"/><text:span text:style-name="T5">You paint the eve-ning sky with won-ders.</text:span></text:p>
      <text:p text:style-name="P5"><text:span text:style-name="T5"><text:s text:c="9"/>The earth, it is your throne,</text:span></text:p>
      <text:p text:style-name="P5"><text:span text:style-name="T5"><text:s text:c="11"/></text:span><text:span text:style-name="T6">F</text:span><text:span text:style-name="T5">rom des-ert to the sea;</text:span></text:p>
      <text:p text:style-name="P6"><text:s text:c="11"/>All na-ture tes-ti-fies <text:span text:style-name="T7">Y</text:span>our splen-dor</text:p>
      <text:p text:style-name="P4"><text:span text:style-name="T8"><text:line-break/></text:span><text:span text:style-name="T9">CHORUS</text:span><text:span text:style-name="T5"> <text:s text:c="2"/>Praise the Lord, praise the Lord,</text:span></text:p>
      <text:p text:style-name="P7"><text:span text:style-name="T5"><text:s text:c="11"/></text:span><text:span text:style-name="T10">S</text:span><text:span text:style-name="T5">ing his great-ness, all cre-a-tion,</text:span></text:p>
      <text:p text:style-name="P4"><text:span text:style-name="T5"><text:s text:c="9"/>Praise the Lord, raise your voice,</text:span></text:p>
      <text:p text:style-name="P7"><text:span text:style-name="T11"><text:s text:c="11"/></text:span><text:span text:style-name="T5">You heights and all you depths,</text:span></text:p>
      <text:p text:style-name="P7"><text:span text:style-name="T5"><text:s text:c="11"/></text:span><text:span text:style-name="T10">F</text:span><text:span text:style-name="T5">rom furth-est east to west,</text:span></text:p>
      <text:p text:style-name="P5"><text:s text:c="6"/><text:span text:style-name="T11"><text:s text:c="5"/></text:span><text:span text:style-name="T5">Let ev’-ry-thing that has breath</text:span></text:p>
      <text:p text:style-name="P5"><text:span text:style-name="T5"><text:s text:c="11"/></text:span><text:span text:style-name="T6">P</text:span><text:span text:style-name="T5">raise the Lord!</text:span></text:p>
      <text:p text:style-name="P4"/>
      <text:p text:style-name="P3"><text:span text:style-name="T2">VERSE </text:span><text:span text:style-name="T9">2</text:span><text:span text:style-name="T2"> <text:s/></text:span><text:span text:style-name="T12">You reached in-to the dust,</text:span></text:p>
      <text:p text:style-name="P3"><text:span text:style-name="T12"><text:s text:c="11"/></text:span><text:span text:style-name="T6">I</text:span><text:span text:style-name="T12">n love your Spir-it breathed;</text:span></text:p>
      <text:p text:style-name="P4"><text:s text:c="11"/><text:span text:style-name="T13">Y</text:span><text:span text:style-name="T14">ou formed us in your ve-ry like-ness</text:span></text:p>
      <text:p text:style-name="P5"><text:span text:style-name="T15"><text:s text:c="9"/></text:span>To <text:span text:style-name="T14">know your won-drous works,</text:span></text:p>
      <text:p text:style-name="P5"><text:span text:style-name="T14"><text:s text:c="11"/></text:span><text:span text:style-name="T6">T</text:span><text:span text:style-name="T14">o tell your migh-ty deeds,</text:span></text:p>
      <text:p text:style-name="P4"><text:s text:c="11"/><text:span text:style-name="T14">To join the ev-er-last-ing chor-us</text:span></text:p>
      <text:p text:style-name="P4"/>
      <text:p text:style-name="P8"><text:span text:style-name="T14">CHORUS</text:span></text:p>
      <text:p text:style-name="P4"><text:span text:style-name="T16"/></text:p>
      <text:p text:style-name="P3"><text:span text:style-name="T2">VERSE </text:span><text:span text:style-name="T17">3</text:span><text:span text:style-name="T2"> <text:s/></text:span><text:span text:style-name="T14">Let sym-phon-ies re-sound,</text:span></text:p>
      <text:p text:style-name="P3"><text:span text:style-name="T14"><text:s text:c="11"/></text:span><text:span text:style-name="T6">L</text:span><text:span text:style-name="T14">et drums and choirs ring out,</text:span></text:p>
      <text:p text:style-name="P4"><text:s text:c="11"/>A<text:span text:style-name="T14">ll heav-en hear the sound of wor-ship.</text:span></text:p>
      <text:p text:style-name="P5"><text:s text:c="9"/><text:span text:style-name="T13">Let ev-’ry na-tion bring</text:span></text:p>
      <text:p text:style-name="P5"><text:span text:style-name="T13"><text:s text:c="11"/></text:span><text:span text:style-name="T6">I</text:span><text:span text:style-name="T13">ts hon-ors to the King,</text:span></text:p>
      <text:p text:style-name="P9"><text:s text:c="11"/>A roar of har-mon-ies e-ter-nal</text:p>
      <text:p text:style-name="P4"/>
      <text:p text:style-name="P5"><text:span text:style-name="T9">CHORUS </text:span><text:span text:style-name="T18">2</text:span><text:span text:style-name="T15"> </text:span><text:span text:style-name="T5">Praise the Lord, praise the Lord,</text:span></text:p>
      <text:p text:style-name="P5"><text:span text:style-name="T5"><text:s text:c="11"/></text:span><text:span text:style-name="T6">S</text:span><text:span text:style-name="T5">ing his great-ness, all cre-a-tion,</text:span></text:p>
      <text:p text:style-name="P4"><text:s text:c="9"/><text:span text:style-name="T5">Praise the Lord, raise your voice,</text:span></text:p>
      <text:p text:style-name="P5"><text:span text:style-name="T11"><text:s text:c="11"/></text:span><text:span text:style-name="T5">You heights and all you depths,</text:span></text:p>
      <text:p text:style-name="P5"><text:span text:style-name="T5"><text:s text:c="11"/></text:span><text:span text:style-name="T6">F</text:span><text:span text:style-name="T5">rom furth-est east to west,</text:span></text:p>
      <text:p text:style-name="P5"><text:s text:c="11"/><text:span text:style-name="T13">You dis-tant burn-ing stars,</text:span></text:p>
      <text:p text:style-name="P5"><text:span text:style-name="T13"><text:s text:c="11"/></text:span><text:span text:style-name="T6">A</text:span><text:span text:style-name="T13">ll crea-tures near and far</text:span></text:p>
      <text:p text:style-name="P10"><text:s text:c="11"/>From sky to sea to shore,</text:p>
      <text:p text:style-name="P10"><text:s text:c="11"/><text:span text:style-name="T6">S</text:span>ing out for-e-ver-more,</text:p>
      <text:p text:style-name="P5"><text:s text:c="11"/><text:span text:style-name="T5">Let ev’-ry-thing that has breath</text:span></text:p>
      <text:p text:style-name="P5"><text:span text:style-name="T5"><text:s text:c="11"/></text:span><text:span text:style-name="T6">P</text:span><text:span text:style-name="T5">raise the Lord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00:17:26.026615995</meta:creation-date>
    <dc:date>2025-10-28T00:40:15.023776944</dc:date>
    <meta:editing-duration>PT12M32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38" meta:word-count="203" meta:character-count="1502" meta:non-whitespace-character-count="1000"/>
  </office:meta>
</office:document-meta>
</file>